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e dangerous
trib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princess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 office:value-type="string">
            <text:p>Merchant</text:p>
          </table:table-cell>
          <table:table-cell table:style-name="ce0"/>
          <table:table-cell table:style-name="ce0" office:value-type="string">
            <text:p>

Ho-ho. It's the the brand-new beverage
introduced by the Merchant Guild—.</text:p>
          </table:table-cell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 office:value-type="string">
            <text:p>

“Fight Drink”, huh—? I think I'll sneak in a sip
and see what it tastes like—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 office:value-type="string">
            <text:p>

*glug*...</text:p>
          </table:table-cell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 office:value-type="string">
            <text:p>

Woahhhhhh——! Th-This is...</text:p>
          </table:table-cell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 office:value-type="string">
            <text:p>

Tasty... I think...? It's got a strange sort of
flavor—.</text:p>
          </table:table-cell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 office:value-type="string">
            <text:p>

But, it kinda makes me want to taste a little
more...</text:p>
          </table:table-cell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 office:value-type="string">
            <text:p>

*gulp*... *gulp*... *gulp*... *gulp*...
Puhah!</text:p>
          </table:table-cell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 office:value-type="string">
            <text:p>

Mmmmm...! I could get used to this—! The
more I drink... the more addicted I get—!</text:p>
          </table:table-cell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 office:value-type="string">
            <text:p>

Another bottle! *gulp*... *gulp*... *gulp*...
*gulp*... *gulp*... *gulp*...!</text:p>
          </table:table-cell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 office:value-type="string">
            <text:p>

...Pufuu! That's the Merchant Guild R &amp; D
deparment for you... this'll sell like hotcakes!</text:p>
          </table:table-cell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 office:value-type="string">
            <text:p>

...Ah, a customer—? Please, please, browse
as much as you like—!</text:p>
          </table:table-cell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Thank you for your patronage—!</text:p>
          </table:table-cell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 office:value-type="string">
            <text:p>

Next, please—!</text:p>
          </table:table-cell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 office:value-type="string">
            <text:p>

(There sure are a lot of customers today—.)</text:p>
          </table:table-cell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 office:value-type="string">
            <text:p>

(Oh, that's right, there was talk of some kind of
mysterious creature at Lake Oshir.)</text:p>
          </table:table-cell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 office:value-type="string">
            <text:p>

(Because of that, there are ten times as many
tourists as usual...)</text:p>
          </table:table-cell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 office:value-type="string">
            <text:p>

(Uwaaaah! I've never seen such a long line of
customers! Now this is good business—!)</text:p>
          </table:table-cell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 office:value-type="string">
            <text:p>

(I've been needing the bathroom for a while,
but that'll have to wait for now...)</text:p>
          </table:table-cell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Ah, will you be buying that—? Thank you—!</text:p>
          </table:table-cell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 office:value-type="string">
            <text:p>

A-And here is your change! Please come
again—...!</text:p>
          </table:table-cell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 office:value-type="string">
            <text:p>

Hau... n-next... please—...</text:p>
          </table:table-cell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 office:value-type="string">
            <text:p>

(N-Not good... my bladder... it's inflating so
fast, it's like... hyperinflation!!)</text:p>
          </table:table-cell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 office:value-type="string">
            <text:p>

(That new Fight Drink...)</text:p>
          </table:table-cell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 office:value-type="string">
            <text:p>

(Looking closely, it has a label warning you
that it's a crazy strong diuretic—!)</text:p>
          </table:table-cell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 office:value-type="string">
            <text:p>

(Aahhhh... if I knew that, I wouldn't have had
two whole bottles to drink...!)</text:p>
          </table:table-cell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 office:value-type="string">
            <text:p>

(I wonder if I can hold it... until the line
of customers is gone...?)</text:p>
          </table:table-cell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 office:value-type="string">
            <text:p>

(No... even when it's gone, there are no
toilets nearby...)</text:p>
          </table:table-cell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 office:value-type="string">
            <text:p>

(And the castle town is quite a long way
awaaay!!)</text:p>
          </table:table-cell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 office:value-type="string">
            <text:p>

(Auuu, I just felt a really powerful...
wave...!!! Nghhhhhhhhhh!!)</text:p>
          </table:table-cell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 office:value-type="string">
            <text:p>

No... I-I can't... hold, it...!!
Hauuuuuuuuu!!!!</text:p>
          </table:table-cell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 office:value-type="string">
            <text:p>

Awawawawawah!! N-No!! D-Dear customers...
it's not what it looks like—!!</text:p>
          </table:table-cell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 office:value-type="string">
            <text:p>

Um...! This is, umm, well... closing time!
I'm cloooooooooooooooooosed——！ //////</text:p>
          </table:table-cell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 office:value-type="string">
            <text:p>Enthralled</text:p>
          </table:table-cell>
          <table:table-cell table:style-name="ce0"/>
          <table:table-cell table:style-name="ce0" office:value-type="string">
            <text:p>

The “dangerous tribe”, feared by all throughout
the village...</text:p>
          </table:table-cell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 office:value-type="string">
            <text:p>

If the writings left behind by our ancestors are
right, then they are called the “Jelly”.</text:p>
          </table:table-cell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 office:value-type="string">
            <text:p>

They're said to exist just through this
forest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 office:value-type="string">
            <text:p>

Wh-What should I do...? I came out here to
satisfy my curiosity, but I'm getting cold feet...</text:p>
          </table:table-cell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 office:value-type="string">
            <text:p>

...Ah! Just beyond the trees... I-I see something
like a house...!</text:p>
          </table:table-cell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 office:value-type="string">
            <text:p>

It couldn't be... th-the dangerous tribe...?!</text:p>
          </table:table-cell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 office:value-type="string">
            <text:p>

Kyaaaaaaaaaaaaaaaaaah—————!!
Jelly-chuwaaaaaaaaaaaaaaaaaaaan—————!!</text:p>
          </table:table-cell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 office:value-type="string">
            <text:p>

Aaaaaaaaaaaaahn, cuuuuuuute!! So cuuuuuute!!
Kyuuuuuuuuuuuuuuuuuuuuuuuuuuuute!!!!!</text:p>
          </table:table-cell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 office:value-type="string">
            <text:p>

From the name, I was expecting some kind of
beast, so what is thiiiiiiiiiiiis!!!</text:p>
          </table:table-cell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 office:value-type="string">
            <text:p>

They're so bouncy-bouncy and boingy-boingy,
and so adorable————————————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 office:value-type="string">
            <text:p>

Haah... haah... n-not good... if I get sucked
into their devilish cuteness...</text:p>
          </table:table-cell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 office:value-type="string">
            <text:p>

Even my bodily needs won't be able to set me
free, they're so cuuuuuuuute!!!!</text:p>
          </table:table-cell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 office:value-type="string">
            <text:p>

I-I have to go use the bathroom... at some
point soon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 office:value-type="string">
            <text:p>

Jelly-chan “ho—??”</text:p>
          </table:table-cell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 office:value-type="string">
            <text:p>

Awwwwwwwwwwwwwww!!
I can't I can't I caaaaan't!!</text:p>
          </table:table-cell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 office:value-type="string">
            <text:p>

I can't leave these little guys even for a
secooooooooooooooooond!!!!</text:p>
          </table:table-cell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 office:value-type="string">
            <text:p>

Jelly-chuwaaaaaaaaaaaaaaaaaaaaaaan!!!</text:p>
          </table:table-cell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 office:value-type="string">
            <text:p>

Ah-ah-ah, I-I-I knew it... I really can't
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 office:value-type="string">
            <text:p>

Pee!! Pee!! Peeeeeee!!</text:p>
          </table:table-cell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 office:value-type="string">
            <text:p>

Sorry, Jelly-chan!! I-I'm about to pee
myseeeeeeeeeeeelf!!!!</text:p>
          </table:table-cell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 office:value-type="string">
            <text:p>

I'll just rush to the toilet and back!!
Wait for me!!! Hauuuuuuuu!!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 office:value-type="string">
            <text:p>

Bathroom... bathroom... b-bathroom!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 office:value-type="string">
            <text:p>

...H-Huh?</text:p>
          </table:table-cell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 office:value-type="string">
            <text:p>

This village...</text:p>
          </table:table-cell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 office:value-type="string">
            <text:p>

Doesn't have a single... toileeeeeet?!?!</text:p>
          </table:table-cell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 office:value-type="string">
            <text:p>

You're kidding, right?! Why?! Don't tell me
the Jelly-chan don't use the bathroom?!</text:p>
          </table:table-cell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 office:value-type="string">
            <text:p>

N-No way... I can't... take it...</text:p>
          </table:table-cell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 office:value-type="string">
            <text:p>

Hah!! I-I'll buy a portable toilet from the
store!!</text:p>
          </table:table-cell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 office:value-type="string">
            <text:p>

Excuse me!! O-One, please!! Keep the change!!!
H-Hurryyy!!</text:p>
          </table:table-cell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 office:value-type="string">
            <text:p>

Khuuuuu!! Behind the house, and...
open it up...!!!</text:p>
          </table:table-cell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 office:value-type="string">
            <text:p>

Please, let me make iiiiiiiiit!!!</text:p>
          </table:table-cell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 office:value-type="string">
            <text:p>

S... Saaaaaaaaaafe...!! I spilled a little, but
I totally made it———!!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 office:value-type="string">
            <text:p>

I was so lost in the Jelly-chan's charm that
I didn't realize... I was full to the brim.... ////</text:p>
          </table:table-cell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

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

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

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

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

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3T16:27:50+02:00</meta:creation-date>
    <dc:date>2020-05-23T16:2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